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лекое близко</text:p>
      <text:p text:style-name="Standard"/>
      <text:p text:style-name="Standard">Я катил инвалидное кресло с Вовкой по узкому столами между пространству, стараясь не отстать от стройной девушки, провожавшей нас к столику.</text:p>
      <text:p text:style-name="Standard">— Слушай, у тебя дорогая коляска? Такой плавный ход.</text:p>
      <text:p text:style-name="Standard">— Примерно, как эти ваши модуль-дома.<text:span text:style-name="T1"> </text:span>Люблю я комфорт, и могу себе позволить.</text:p>
      <text:p text:style-name="Standard">— Ну уж как модульный дом, ерунда это.</text:p>
      <text:p text:style-name="Standard">— Серега, это шутка.— Володька беззвучно взахлеб смеялся.— Ты всегда шутки не понимал. Согласен, дебильная получиласть. Но коляска и правда дорогая. Сам не хочу, но если я буду ходить сам могут порваться связки, сухожилия, ногу могу сломать.</text:p>
      <text:p text:style-name="Standard">— Да я понимаю, орбитальные станции, деньги большие, но тяжело потом даже на Луне. А где Генка?</text:p>
      <text:p text:style-name="Standard">— В пути. Да вот же он. Здорово Ген.</text:p>
      <text:p text:style-name="Standard">— Зож, это по тьежерски.</text:p>
      <text:p text:style-name="Standard">— Тьежера, что-то не припомню, далеко?</text:p>
      <text:p text:style-name="Standard">— Да нет не очень. Это мир Первой волны.</text:p>
      <text:p text:style-name="Standard">— Первой волны? они же заперты, вроде. </text:p>
      <text:p text:style-name="Standard">— Да, для всех. Кроме нас, дипломатов. Там же люди обитают, да изменившиеся. С дикими Взглядами на жизнь. На Тьерже что-то вроде продвинутого феодализма. Вся суша, это два небольших материка с россыпью островов между ними, поделена между тремя государствами.</text:p>
      <text:p text:style-name="Standard">В двух из них абсолютная монархия. В третьем, называющемся Битове, Существует что-то похожее на парламент, но конечно совершенно ручной.</text:p>
      <text:p text:style-name="Standard">Там же, в пригороде столицы и была расположено наше представительство.</text:p>
      <text:p text:style-name="Standard">— А столица как называется? Извини, что перебил.</text:p>
      <text:p text:style-name="Standard">— Битов она называется. Там царем или Ганом, по местному забавный такой человек. Вполне мирный Битов. <text:s text:c="2"/>Мирный, Битов его фамилия, Я с ним не одну бутылку пива выпили, Земного, конечно. То что они называют там пивом в рот не возьмешь.</text:p>
      <text:p text:style-name="Standard">Ну об этом потом. </text:p>
      <text:p text:style-name="Standard">— Ген. ты что завелся, Нам про этих ганов рассказывать.</text:p>
      <text:p text:style-name="Standard">— Да потерпите, господа, я не просто так говорю. История эта Произошла со мной год назад, Я даже записал все в хронологическом порядке. Привычка. Вот, нашел. Так, я прибыл на Тьежеру 8 августа. Помню, жара и я теряю сознание. Тепловой удар. </text:p>
      <text:p text:style-name="Standard">Тяжело ему у нас придется, я слышу, как кто-то он вздохнул с облегчением. Хорошо я на песок упал, а не на камни.</text:p>
      <text:p text:style-name="Standard">Как раненному, мне принесли двойную местную версию супа, никогда еще не ел такую гадость, В тарелке с грибами, отвратительными на вкус, плавал кусок местного четвероного. </text:p>
      <text:p text:style-name="Standard">Ничего, мы еще победим. Всех. Возились со мной до моего отлета с Земли. Оружие незаметное одежда местная, драться на мечах, на палках, на кулаках, даже на стульях. Что не учли, это погода. Каждый день плюс пятьдесят градусов.</text:p>
      <text:p text:style-name="Standard">Едем на встречу с ганом Битовым. старшие дипломаты рассуждают как надо больнее и правильней его прижать. А я чувствую - что-то не так, не такой этот Битов, чтобы просто отступить.</text:p>
      <text:p text:style-name="Standard">— А кто такие кузнецы, кто в кузнице работают?</text:p>
      <text:p text:style-name="Standard">— Да нет, это такие насекомые огромные, ну на кузнечиков наших похожи, только теплокровные и легкие у них есть. Тьежера это планета насекомых. Каких-то приручили, самых спокойных. Самых опасных отстреливали. </text:p>
      <text:p text:style-name="Standard">Едем навстречу с Ганном Битовым. По дороге заезжаем в разрушеный дом. Возница хватает меня за воротник и вытаскивает из кареты и сам спрыгивает. <text:line-break/>Карета проваливается в горящий торф. Никогда не забуду как они кричали. </text:p>
      <text:p text:style-name="Standard"><text:soft-page-break/>Очнулся я, сначала не мог понять, где я. Но тут входит <text:s/>с бинтами дочка Битова. Перевязывает меня, что-то говорит, но я не слышу. И не вижу почти ничего. Ничего, кроме ее лица. </text:p>
      <text:p text:style-name="Standard">Вы скажете что, Ган жестокий и мстительный варвар. И будете правы. Он убил всю нашу миссию. А это шесть человек. Но с другой Они пытались лишить его власти. Из лучших побуждений. А я недавно появился. Мотивы прозрачные.</text:p>
      <text:p text:style-name="Standard">Я влюбился в дочку Гана. Она прелесть. Мы каждый день гуляем <text:s/>по заросшему парку дворца. И тут я, набравшись смелости, прошу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алекое близко</dc:title>
    <meta:initial-creator>Робот Мысливец</meta:initial-creator>
    <meta:creation-date>2020-03-30T23:30:00</meta:creation-date>
    <dc:date>2020-12-27T19:20:18.219255870</dc:date>
    <meta:editing-cycles>7</meta:editing-cycles>
    <meta:editing-duration>PT1H36M14S</meta:editing-duration>
    <meta:generator>LibreOffice/6.1.6.3$Linux_X86_64 LibreOffice_project/10$Build-3</meta:generator>
    <dc:subject>&lt;A&gt;=""###&lt;/A&gt;</dc:subject>
    <meta:document-statistic meta:table-count="0" meta:image-count="0" meta:object-count="0" meta:page-count="2" meta:paragraph-count="30" meta:word-count="574" meta:character-count="3574" meta:non-whitespace-character-count="3000"/>
  </office:meta>
</office:document-meta>
</file>